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fffff" draw:textarea-horizontal-align="center" draw:textarea-vertical-align="middle"/>
    </style:style>
    <style:style style:name="gr6" style:family="graphic" style:parent-style-name="standard">
      <style:graphic-properties svg:stroke-color="#ffffff" draw:textarea-horizontal-align="center" draw:textarea-vertical-align="middl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1.36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.889cm" fo:margin-right="0cm" fo:text-align="start" text:enable-numbering="false" fo:text-indent="-0.635cm"/>
    </style:style>
    <style:style style:name="P5" style:family="paragraph">
      <style:paragraph-properties fo:margin-left="0.508cm" fo:margin-right="0cm" fo:text-align="start" text:enable-numbering="true" fo:text-indent="-0.508cm"/>
    </style:style>
    <style:style style:name="P6" style:family="paragraph">
      <style:paragraph-properties fo:margin-left="0cm" fo:margin-right="0cm" fo:text-align="center" fo:text-indent="0cm"/>
      <style:text-properties fo:font-size="18pt" fo:font-style="italic" fo:font-weight="bold"/>
    </style:style>
    <style:style style:name="P7" style:family="paragraph">
      <style:paragraph-properties fo:margin-left="0cm" fo:margin-right="0cm" fo:text-align="start" text:enable-numbering="true" fo:text-indent="0cm"/>
    </style:style>
    <style:style style:name="P8" style:family="paragraph">
      <style:paragraph-properties fo:margin-left="0cm" fo:margin-right="0cm" fo:text-align="start" text:enable-numbering="true" fo:text-indent="0cm"/>
      <style:text-properties fo:font-size="18pt" fo:font-style="italic" fo:font-weight="bold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margin-left="4.8cm" fo:margin-right="0cm" fo:text-indent="-0.6cm"/>
    </style:style>
    <style:style style:name="P14" style:family="paragraph">
      <style:paragraph-properties fo:margin-left="0.6cm" fo:margin-right="0cm" fo:text-indent="-0.6cm"/>
    </style:style>
    <style:style style:name="P15" style:family="paragraph">
      <style:paragraph-properties fo:margin-left="3.6cm" fo:margin-right="0cm" text:enable-numbering="false" fo:text-indent="-0.6cm"/>
    </style:style>
    <style:style style:name="P16" style:family="paragraph">
      <style:paragraph-properties fo:margin-left="3.6cm" fo:margin-right="0cm" text:enable-numbering="true" fo:text-indent="-0.6cm"/>
    </style:style>
    <style:style style:name="P17" style:family="paragraph">
      <style:paragraph-properties fo:margin-left="1.2cm" fo:margin-right="0cm" text:enable-numbering="true" fo:text-indent="-0.9cm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color="#ffff00" fo:font-size="20pt" fo:font-weight="bold"/>
    </style:style>
    <style:style style:name="P21" style:family="paragraph">
      <style:paragraph-properties fo:margin-left="0cm" fo:margin-right="0cm" fo:text-align="center" fo:text-indent="0cm"/>
      <style:text-properties fo:color="#23ff23" fo:font-size="20pt" fo:font-weight="bold"/>
    </style:style>
    <style:style style:name="P22" style:family="paragraph">
      <style:paragraph-properties fo:text-align="center"/>
      <style:text-properties fo:color="#ffff00" fo:font-size="20pt" fo:font-weight="bold"/>
    </style:style>
    <style:style style:name="P23" style:family="paragraph">
      <style:paragraph-properties fo:margin-left="1.2cm" fo:margin-right="0cm" text:enable-numbering="false" fo:text-indent="-0.9cm"/>
    </style:style>
    <style:style style:name="P24" style:family="paragraph">
      <style:paragraph-properties fo:margin-left="2.4cm" fo:margin-right="0cm" text:enable-numbering="false" fo:text-indent="-0.8cm"/>
    </style:style>
    <style:style style:name="P25" style:family="paragraph">
      <style:paragraph-properties fo:margin-left="1.2cm" fo:margin-right="0cm" text:enable-numbering="false" fo:text-indent="-0.9cm"/>
      <style:text-properties fo:color="#ccccff" fo:font-size="22pt"/>
    </style:style>
    <style:style style:name="P26" style:family="paragraph">
      <style:paragraph-properties fo:margin-left="4.8cm" fo:margin-right="0cm" text:enable-numbering="false" fo:text-indent="-0.6cm"/>
    </style:style>
    <style:style style:name="P27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/>
    </style:style>
    <style:style style:name="T4" style:family="text">
      <style:text-properties fo:font-size="18pt" fo:font-style="italic" fo:font-weight="bold"/>
    </style:style>
    <style:style style:name="T5" style:family="text">
      <style:text-properties fo:color="#ffff00" fo:font-size="18pt" fo:font-style="italic" fo:font-weight="bold"/>
    </style:style>
    <style:style style:name="T6" style:family="text">
      <style:text-properties fo:font-size="24pt"/>
    </style:style>
    <style:style style:name="T7" style:family="text">
      <style:text-properties fo:color="#ffff00"/>
    </style:style>
    <style:style style:name="T8" style:family="text">
      <style:text-properties fo:color="#ccccff"/>
    </style:style>
    <style:style style:name="T9" style:family="text">
      <style:text-properties fo:color="#ffff00" fo:font-size="20pt" fo:font-weight="bold"/>
    </style:style>
    <style:style style:name="T10" style:family="text">
      <style:text-properties fo:color="#23ff23" fo:font-family="'Lucida Sans'" style:font-style-name="Regular" style:font-family-generic="swiss" style:font-pitch="variable" fo:font-size="20pt" fo:font-weight="bold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1" style:family="text">
      <style:text-properties fo:color="#23ff23"/>
    </style:style>
    <style:style style:name="T12" style:family="text">
      <style:text-properties fo:color="#ffffff"/>
    </style:style>
    <style:style style:name="T13" style:family="text">
      <style:text-properties fo:color="#ccccff" fo:font-size="22pt"/>
    </style:style>
    <style:style style:name="T14" style:family="text">
      <style:text-properties fo:color="#23ff23" fo:font-size="22pt"/>
    </style:style>
    <style:style style:name="T15" style:family="text">
      <style:text-properties fo:color="#ffff00" fo:font-size="22pt"/>
    </style:style>
    <style:style style:name="T16" style:family="text">
      <style:text-properties fo:color="#ff0000" fo:font-size="22pt"/>
    </style:style>
    <style:style style:name="T17" style:family="text">
      <style:text-properties fo:font-family="Tahoma" style:font-style-name="Regular" style:font-family-generic="swiss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18" style:family="text">
      <style:text-properties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19" style:family="text">
      <style:text-properties fo:color="#ffff00"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20" style:family="text">
      <style:text-properties fo:color="#ccccff"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21" style:family="text">
      <style:text-properties fo:color="#ff0000"/>
    </style:style>
    <style:style style:name="T22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number text:level="1" style:num-suffix=")" style:num-format="1">
        <style:list-level-properties text:space-before="0.254cm" text:min-label-width="0.635cm" fo:text-align="end"/>
        <style:text-properties fo:color="#ffffff" fo:font-size="100%"/>
      </text:list-level-style-number>
      <text:list-level-style-number text:level="2" style:num-suffix=")" style:num-format="1">
        <style:list-level-properties text:space-before="0.508cm" text:min-label-width="0.635cm" fo:text-align="end"/>
        <style:text-properties fo:color="#ffffff" fo:font-size="100%"/>
      </text:list-level-style-number>
      <text:list-level-style-number text:level="3" style:num-suffix=")" style:num-format="1">
        <style:list-level-properties text:space-before="0.762cm" text:min-label-width="0.635cm" fo:text-align="end"/>
        <style:text-properties fo:color="#ffffff" fo:font-size="100%"/>
      </text:list-level-style-number>
      <text:list-level-style-number text:level="4" style:num-suffix=")" style:num-format="1">
        <style:list-level-properties text:space-before="1.016cm" text:min-label-width="0.635cm" fo:text-align="end"/>
        <style:text-properties fo:color="#ffffff" fo:font-size="100%"/>
      </text:list-level-style-number>
      <text:list-level-style-number text:level="5" style:num-suffix=")" style:num-format="1">
        <style:list-level-properties text:space-before="1.27cm" text:min-label-width="0.635cm" fo:text-align="end"/>
        <style:text-properties fo:color="#ffffff" fo:font-size="100%"/>
      </text:list-level-style-number>
      <text:list-level-style-number text:level="6" style:num-suffix=")" style:num-format="1">
        <style:list-level-properties text:space-before="1.524cm" text:min-label-width="0.635cm" fo:text-align="end"/>
        <style:text-properties fo:color="#ffffff" fo:font-size="100%"/>
      </text:list-level-style-number>
      <text:list-level-style-number text:level="7" style:num-suffix=")" style:num-format="1">
        <style:list-level-properties text:space-before="1.778cm" text:min-label-width="0.635cm" fo:text-align="end"/>
        <style:text-properties fo:color="#ffffff" fo:font-size="100%"/>
      </text:list-level-style-number>
      <text:list-level-style-number text:level="8" style:num-suffix=")" style:num-format="1">
        <style:list-level-properties text:space-before="2.032cm" text:min-label-width="0.635cm" fo:text-align="end"/>
        <style:text-properties fo:color="#ffffff" fo:font-size="100%"/>
      </text:list-level-style-number>
      <text:list-level-style-number text:level="9" style:num-suffix=")" style:num-format="1">
        <style:list-level-properties text:space-before="2.286cm" text:min-label-width="0.635cm" fo:text-align="end"/>
        <style:text-properties fo:color="#ffffff" fo:font-size="100%"/>
      </text:list-level-style-number>
      <text:list-level-style-number text:level="10" style:num-suffix=")" style:num-format="1">
        <style:list-level-properties text:space-before="2.54cm" text:min-label-width="0.635cm" fo:text-align="end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 text:min-label-width="0.508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7.0-7.6</presentation:footer-decl>
      <presentation:footer-decl presentation:name="ftr2">CMPTxxxx</presentation:footer-decl>
      <presentation:date-time-decl presentation:name="dtd1" presentation:source="fixed">19 Oct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<text:span text:style-name="T1">§7.0-7.6: Applications (strings)</text:span>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19 Oct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587cm" svg:height="0.971cm" svg:x="17.13cm" svg:y="19.29cm">
          <draw:text-box>
            <text:p text:style-name="P1"><text:span text:style-name="T3">http://cmpt14x.seanho.com/</text:span></text:p>
          </draw:text-box>
        </draw:frame>
        <draw:rect draw:style-name="gr2" draw:text-style-name="P6" draw:layer="layout" svg:width="7.62cm" svg:height="4.445cm" svg:x="19.685cm" svg:y="11.43cm">
          <text:list text:style-name="L3">
            <text:list-item>
              <text:p text:style-name="P4"><text:span text:style-name="T4">Reminders:</text:span></text:p>
            </text:list-item>
          </text:list>
          <text:list text:style-name="L3" text:continue-numbering="true">
            <text:list-item>
              <text:p text:style-name="P4"><text:span text:style-name="T5"/></text:p>
            </text:list-item>
          </text:list>
          <text:list text:style-name="L4">
            <text:list-item>
              <text:p text:style-name="P5"><text:span text:style-name="T5">journals</text:span><text:span text:style-name="T4"> in folder</text:span></text:p>
            </text:list-item>
          </text:list>
          <text:list text:style-name="L4">
            <text:list-item>
              <text:p text:style-name="P5"><text:span text:style-name="T5">quiz</text:span><text:span text:style-name="T4"> ch6 today</text:span></text:p>
            </text:list-item>
          </text:list>
        </draw:rect>
        <draw:rect draw:style-name="gr3" draw:text-style-name="P8" draw:layer="layout" svg:width="3.177cm" svg:height="1.27cm" svg:x="24.13cm" svg:y="7.99cm">
          <text:list text:style-name="L5">
            <text:list-item>
              <text:p text:style-name="P7"><text:span text:style-name="T4">devo</text:span></text:p>
            </text:list-item>
          </text:list>
        </draw:rect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ch6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Libraries</text:p>
              </text:list-item>
            </text:list>
            <text:list text:style-name="L6">
              <text:list-item>
                <text:list>
                  <text:list-item>
                    <text:p text:style-name="P11">M2 Standard Libraries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I/O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STextIO: ReadRestLine vs ReadString; ReadToke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Channels and redire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Math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Library module vs. program modul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DEFINITION vs. IMPLEMENTATION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Accessor (set/get) functio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2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ch6 <text:span text:style-name="T6">(3 questions, 20 marks, 10 minutes)</text:span>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Name 3 out of the 4 <text:span text:style-name="T7">Standard Library</text:span> modules we know</text:p>
              </text:list-item>
            </text:list>
            <text:list text:style-name="L6">
              <text:list-item>
                <text:p text:style-name="P10">What are the two parts (files) of a <text:span text:style-name="T7">library</text:span> module?</text:p>
              </text:list-item>
            </text:list>
            <text:list text:style-name="L6">
              <text:list-item>
                <text:p text:style-name="P10">In your own words, describe the <text:span text:style-name="T7">roles</text:span> of those two parts</text:p>
              </text:list-item>
            </text:list>
            <text:list text:style-name="L6">
              <text:list-item>
                <text:p text:style-name="P10">A program needs to <text:span text:style-name="T7">copy text</text:span> one character at a time from one file into another file. <text:s/>Put the following building blocks in the <text:span text:style-name="T7">correct order</text:span> to do this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8">ReadChar</text:span><text:span text:style-name="T8"><text:tab/></text:span><text:span text:style-name="T8"><text:tab/></text:span><text:span text:style-name="T8"><text:tab/></text:span><text:span text:style-name="T8">OpenOutput</text:span><text:span text:style-name="T8"><text:tab/></text:span><text:span text:style-name="T8"><text:tab/></text:span><text:span text:style-name="T8"><text:tab/></text:span><text:span text:style-name="T8">OpenInpu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8">WriteChar</text:span><text:span text:style-name="T8"><text:tab/></text:span><text:span text:style-name="T8"><text:tab/></text:span><text:span text:style-name="T8"><text:tab/></text:span><text:span text:style-name="T8">CloseOutput</text:span><text:span text:style-name="T8"><text:tab/></text:span><text:span text:style-name="T8"><text:tab/></text:span><text:span text:style-name="T8">CloseInp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3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6 answers (#1-2)</text:p>
          </draw:text-box>
        </draw:frame>
        <draw:frame presentation:style-name="pr5" draw:text-style-name="P10" draw:id="id1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id="id2" text:style-name="P10">Name 3 out of the 4 <text:span text:style-name="T7">Standard Library</text:span> modules we know (6)</text:p>
              </text:list-item>
            </text:list>
            <text:list text:style-name="L6">
              <text:list-item>
                <text:list>
                  <text:list-item>
                    <text:p text:id="id3" text:style-name="P11"><text:span text:style-name="T8">STextIO, SWholeIO, SRealIO, RealMath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id="id4" text:style-name="P11">Also <text:span text:style-name="T8">SIOResult</text:span> (but not <text:span text:style-name="T8">RedirStdIO</text:span>)</text:p>
                  </text:list-item>
                </text:list>
              </text:list-item>
            </text:list>
            <text:list text:style-name="L6">
              <text:list-item>
                <text:p text:id="id5" text:style-name="P10">What are the two parts (files) of a <text:span text:style-name="T7">library</text:span> module? (2)</text:p>
              </text:list-item>
            </text:list>
            <text:list text:style-name="L6">
              <text:list-item>
                <text:list>
                  <text:list-item>
                    <text:p text:id="id6" text:style-name="P11"><text:span text:style-name="T8">DEFINITION, IMPLEMENT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" anim:sub-item="background" smil:attributeName="visibility" smil:to="visible"/>
                  <anim:transitionFilter smil:dur="0.5s" smil:targetElement="id1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4" presentation:class="page"/>
          <draw:frame presentation:style-name="pr6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6 answers (#3-4)</text:p>
          </draw:text-box>
        </draw:frame>
        <draw:frame presentation:style-name="pr5" draw:text-style-name="P10" draw:id="id7" draw:layer="layout" svg:width="25.199cm" svg:height="14.271cm" svg:x="1.4cm" svg:y="4.507cm" presentation:class="outline" presentation:user-transformed="true">
          <draw:text-box>
            <text:list text:style-name="L6">
              <text:list-item>
                <text:p text:id="id8" text:style-name="P10">In your own words, describe the <text:span text:style-name="T7">roles</text:span> of those two parts (6)</text:p>
              </text:list-item>
            </text:list>
            <text:list text:style-name="L6">
              <text:list-item>
                <text:list>
                  <text:list-item>
                    <text:p text:id="id9" text:style-name="P11"><text:span text:style-name="T7">DEF</text:span>: public interface of the library, declares what is available for import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id="id10" text:style-name="P11"><text:span text:style-name="T7">IMP</text:span>: actual code, bodies of procedures</text:p>
                  </text:list-item>
                </text:list>
              </text:list-item>
            </text:list>
            <text:list text:style-name="L6">
              <text:list-item>
                <text:p text:id="id11" text:style-name="P10">A program needs to <text:span text:style-name="T7">copy text</text:span> one character at a time from one file into another file. (6)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12" text:style-name="P16"><text:span text:style-name="T8">OpenInput</text:span><text:span text:style-name="T8"><text:tab/></text:span><text:span text:style-name="T8"><text:tab/></text:span><text:span text:style-name="T8"><text:tab/></text:span><text:span text:style-name="T8">OpenOutpu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13" text:style-name="P16"><text:span text:style-name="T8">ReadCha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14" text:style-name="P16"><text:span text:style-name="T8">WriteCha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15" text:style-name="P16"><text:span text:style-name="T8">CloseOutput</text:span><text:span text:style-name="T8"><text:tab/></text:span><text:span text:style-name="T8"><text:tab/></text:span><text:span text:style-name="T8">CloseInpu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7" anim:sub-item="background" smil:attributeName="visibility" smil:to="visible"/>
                  <anim:transitionFilter smil:dur="0.5s" smil:targetElement="id7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5" presentation:class="page"/>
          <draw:frame presentation:style-name="pr6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7.0-7.6)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<text:span text:style-name="T7">Strings</text:span>: manipulating text</text:p>
              </text:list-item>
            </text:list>
            <text:list text:style-name="L6">
              <text:list-item>
                <text:list>
                  <text:list-item>
                    <text:p text:style-name="P11">Null-<text:span text:style-name="T7">terminating</text:span> string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String <text:span text:style-name="T7">concatenation</text:span> and <text:span text:style-name="T7">length</text:span> function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The <text:span text:style-name="T8">Strings</text:span> Standard Library modul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7">Comparing</text:span> string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0">Application: <text:span text:style-name="T7">cryptography</text:span> (substitution cipher)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8">DEFINITION</text:span> modul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8">IMPLEMENTATION</text:span> using some library-<text:span text:style-name="T7">internal</text:span> helper functio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6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pplications: manipulating text</text:p>
          </draw:text-box>
        </draw:frame>
        <draw:frame presentation:style-name="pr7" draw:text-style-name="P10" draw:layer="layout" svg:width="25.905cm" svg:height="12.66cm" svg:x="1.4cm" svg:y="4.507cm" presentation:class="outline" presentation:user-transformed="true">
          <draw:text-box>
            <text:list text:style-name="L6">
              <text:list-item>
                <text:p text:style-name="P10">Recall that <text:span text:style-name="T7">strings</text:span> in M2 are just <text:span text:style-name="T8">ARRAY</text:span>s of <text:span text:style-name="T8">CHAR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8">VAR myName : ARRAY [0..14] OF CHAR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7">But the array is not always completely <text:span text:style-name="T7">filled</text:span>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8">myName := “AppleMan”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8">WriteString (myName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7">How does WS know where the string <text:span text:style-name="T7">ends</text:span>?</text:p>
              </text:list-item>
            </text:list>
            <text:list text:style-name="L6">
              <text:list-item>
                <text:p text:style-name="P17">Strings are <text:span text:style-name="T7">null-terminated</text:span>:</text:p>
              </text:list-item>
            </text:list>
            <text:list text:style-name="L6">
              <text:list-item>
                <text:list>
                  <text:list-item>
                    <text:p text:style-name="P18">Append <text:span text:style-name="T8">CHR(0)</text:span> (same as <text:span text:style-name="T8">“”</text:span>) to end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Anything past the termination char is ignored</text:p>
                  </text:list-item>
                </text:list>
              </text:list-item>
            </text:list>
          </draw:text-box>
        </draw:frame>
        <draw:rect draw:style-name="gr5" draw:text-style-name="P20" draw:layer="layout" svg:width="1.27cm" svg:height="1.27cm" svg:x="3.175cm" svg:y="17.51cm">
          <text:p text:style-name="P19"><text:span text:style-name="T9">A</text:span></text:p>
        </draw:rect>
        <draw:rect draw:style-name="gr5" draw:text-style-name="P20" draw:layer="layout" svg:width="1.27cm" svg:height="1.27cm" svg:x="4.475cm" svg:y="17.51cm">
          <text:p text:style-name="P19"><text:span text:style-name="T9">p</text:span></text:p>
        </draw:rect>
        <draw:rect draw:style-name="gr5" draw:text-style-name="P20" draw:layer="layout" svg:width="1.27cm" svg:height="1.27cm" svg:x="5.775cm" svg:y="17.51cm">
          <text:p text:style-name="P19"><text:span text:style-name="T9">p</text:span></text:p>
        </draw:rect>
        <draw:rect draw:style-name="gr5" draw:text-style-name="P20" draw:layer="layout" svg:width="1.27cm" svg:height="1.27cm" svg:x="7.075cm" svg:y="17.51cm">
          <text:p text:style-name="P19"><text:span text:style-name="T9">l</text:span></text:p>
        </draw:rect>
        <draw:rect draw:style-name="gr5" draw:text-style-name="P20" draw:layer="layout" svg:width="1.27cm" svg:height="1.27cm" svg:x="8.375cm" svg:y="17.51cm">
          <text:p text:style-name="P19"><text:span text:style-name="T9">e</text:span></text:p>
        </draw:rect>
        <draw:rect draw:style-name="gr5" draw:text-style-name="P20" draw:layer="layout" svg:width="1.27cm" svg:height="1.27cm" svg:x="9.675cm" svg:y="17.51cm">
          <text:p text:style-name="P19"><text:span text:style-name="T9">M</text:span></text:p>
        </draw:rect>
        <draw:rect draw:style-name="gr5" draw:text-style-name="P20" draw:layer="layout" svg:width="1.27cm" svg:height="1.27cm" svg:x="10.975cm" svg:y="17.51cm">
          <text:p text:style-name="P19"><text:span text:style-name="T9">a</text:span></text:p>
        </draw:rect>
        <draw:rect draw:style-name="gr5" draw:text-style-name="P20" draw:layer="layout" svg:width="1.27cm" svg:height="1.27cm" svg:x="12.275cm" svg:y="17.51cm">
          <text:p text:style-name="P19"><text:span text:style-name="T9">n</text:span></text:p>
        </draw:rect>
        <draw:rect draw:style-name="gr5" draw:text-style-name="P21" draw:layer="layout" svg:width="1.27cm" svg:height="1.27cm" svg:x="13.575cm" svg:y="17.51cm">
          <text:p text:style-name="P19"><text:span text:style-name="T10">Ø</text:span></text:p>
        </draw:rect>
        <draw:rect draw:style-name="gr6" draw:text-style-name="P22" draw:layer="layout" svg:width="1.27cm" svg:height="1.27cm" svg:x="14.875cm" svg:y="17.51cm">
          <text:p text:style-name="P1"/>
        </draw:rect>
        <draw:rect draw:style-name="gr6" draw:text-style-name="P22" draw:layer="layout" svg:width="1.27cm" svg:height="1.27cm" svg:x="16.175cm" svg:y="17.51cm">
          <text:p text:style-name="P1"/>
        </draw:rect>
        <draw:rect draw:style-name="gr6" draw:text-style-name="P22" draw:layer="layout" svg:width="1.27cm" svg:height="1.27cm" svg:x="17.375cm" svg:y="17.51cm">
          <text:p text:style-name="P1"/>
        </draw:rect>
        <draw:rect draw:style-name="gr6" draw:text-style-name="P22" draw:layer="layout" svg:width="1.27cm" svg:height="1.27cm" svg:x="18.675cm" svg:y="17.51cm">
          <text:p text:style-name="P1"/>
        </draw:rect>
        <draw:rect draw:style-name="gr6" draw:text-style-name="P22" draw:layer="layout" svg:width="1.27cm" svg:height="1.27cm" svg:x="19.975cm" svg:y="17.51cm">
          <text:p text:style-name="P1"/>
        </draw:rect>
        <draw:rect draw:style-name="gr6" draw:text-style-name="P22" draw:layer="layout" svg:width="1.27cm" svg:height="1.27cm" svg:x="21.275cm" svg:y="17.51cm">
          <text:p text:style-name="P1"/>
        </draw:rect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7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ring concatenation</text:p>
          </draw:text-box>
        </draw:frame>
        <draw:frame presentation:style-name="pr5" draw:text-style-name="P10" draw:layer="layout" svg:width="25.199cm" svg:height="14.832cm" svg:x="1.4cm" svg:y="4.507cm" presentation:class="outline" presentation:user-transformed="true">
          <draw:text-box>
            <text:list text:style-name="L6">
              <text:list-item>
                <text:p text:style-name="P10">ISO M2 overloads the “<text:span text:style-name="T8">+</text:span>” operator to <text:span text:style-name="T7">concatenate</text:span> string <text:span text:style-name="T11">literals</text:span> and string <text:span text:style-name="T11">constants</text:span>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8">WriteString (“Hello ” + “World!”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Doesn't work with string <text:span text:style-name="T11">variabl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Doesn't work with <text:span text:style-name="T11">characters</text:span></text:p>
                  </text:list-item>
                </text:list>
              </text:list-item>
            </text:list>
            <text:list text:style-name="L6">
              <text:list-item>
                <text:p text:style-name="P10">ISO M2 also provides a built-in <text:span text:style-name="T7">LENGTH</text:span> function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8">myName := “AppleMan”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8">myNameLen := LENGTH (myName);</text:span><text:tab/><text:tab/><text:span text:style-name="T11">(* 8 *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LENGTH counts chars up to the null-<text:span text:style-name="T7">terminator</text:span>, not the total length of the <text:span text:style-name="T8">ARRAY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12">How would you </text:span><text:span text:style-name="T7">implement</text:span><text:span text:style-name="T12"> these yourself?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8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andard Library module: Strings</text:p>
          </draw:text-box>
        </draw:frame>
        <draw:frame presentation:style-name="pr5" draw:text-style-name="P25" draw:layer="layout" svg:width="25.199cm" svg:height="14.353cm" svg:x="1.4cm" svg:y="4.507cm" presentation:class="outline" presentation:user-transformed="true">
          <draw:text-box>
            <text:list text:style-name="L6">
              <text:list-item>
                <text:p text:style-name="P23"><text:span text:style-name="T13">DEFINITION MODULE </text:span><text:span text:style-name="T14">Strings</text:span><text:span text:style-name="T13">;</text:span></text:p>
              </text:list-item>
            </text:list>
            <text:list text:style-name="L6">
              <text:list-item>
                <text:p text:style-name="P23"><text:span text:style-name="T13">TYPE</text:span></text:p>
              </text:list-item>
            </text:list>
            <text:list text:style-name="L6">
              <text:list-item>
                <text:list>
                  <text:list-item>
                    <text:p text:style-name="P24"><text:span text:style-name="T14">String1</text:span><text:span text:style-name="T13"> = ARRAY [0..0] OF CHAR;</text:span><text:span text:style-name="T13"><text:tab/></text:span><text:span text:style-name="T13"><text:tab/></text:span><text:span text:style-name="T13"><text:tab/></text:span><text:span text:style-name="T14">(* 1-char string *)</text:span></text:p>
                  </text:list-item>
                </text:list>
              </text:list-item>
            </text:list>
            <text:list text:style-name="L6">
              <text:list-item>
                <text:p text:style-name="P23"><text:span text:style-name="T13">PROCEDURE </text:span><text:span text:style-name="T15">Length</text:span><text:span text:style-name="T13"> (</text:span><text:span text:style-name="T16">stringVal</text:span><text:span text:style-name="T13">: ARRAY OF CHAR): CARDINAL;</text:span></text:p>
              </text:list-item>
            </text:list>
            <text:list text:style-name="L6">
              <text:list-item>
                <text:list>
                  <text:list-item>
                    <text:p text:style-name="P24"><text:span text:style-name="T14">(* same as built-in function LENGTH *)</text:span></text:p>
                  </text:list-item>
                </text:list>
              </text:list-item>
            </text:list>
            <text:list text:style-name="L6">
              <text:list-item>
                <text:p text:style-name="P23"><text:span text:style-name="T13">PROCEDURE </text:span><text:span text:style-name="T15">Assign</text:span><text:span text:style-name="T13"> (</text:span><text:span text:style-name="T16">src</text:span><text:span text:style-name="T13">: ARRAY OF CHAR;</text:span><text:span text:style-name="T13"><text:line-break/></text:span><text:span text:style-name="T13">VAR </text:span><text:span text:style-name="T16">dst</text:span><text:span text:style-name="T13">: ARRAY OF CHAR);</text:span></text:p>
              </text:list-item>
            </text:list>
            <text:list text:style-name="L6">
              <text:list-item>
                <text:list>
                  <text:list-item>
                    <text:p text:style-name="P24"><text:span text:style-name="T14">(* copy from one string into another *)</text:span></text:p>
                  </text:list-item>
                </text:list>
              </text:list-item>
            </text:list>
            <text:list text:style-name="L6">
              <text:list-item>
                <text:p text:style-name="P23"><text:span text:style-name="T13">PROCEDURE </text:span><text:span text:style-name="T15">Concat</text:span><text:span text:style-name="T13"> (</text:span><text:span text:style-name="T16">src1</text:span><text:span text:style-name="T13">, </text:span><text:span text:style-name="T16">src2</text:span><text:span text:style-name="T13">: ARRAY OF CHAR;</text:span><text:span text:style-name="T13"><text:line-break/></text:span><text:span text:style-name="T13">VAR </text:span><text:span text:style-name="T16">dst</text:span><text:span text:style-name="T13">: ARRAY OF CHAR);</text:span></text:p>
              </text:list-item>
            </text:list>
            <text:list text:style-name="L6">
              <text:list-item>
                <text:list>
                  <text:list-item>
                    <text:p text:style-name="P24"><text:span text:style-name="T14">(* concatenate two src strings and put result in dst *)</text:span></text:p>
                  </text:list-item>
                </text:list>
              </text:list-item>
            </text:list>
            <text:list text:style-name="L6">
              <text:list-item>
                <text:p text:style-name="P23"><text:span text:style-name="T13">END </text:span><text:span text:style-name="T14">Strings</text:span><text:span text:style-name="T13">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9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ring comparison</text:p>
          </draw:text-box>
        </draw:frame>
        <draw:frame presentation:style-name="pr5" draw:text-style-name="P10" draw:layer="layout" svg:width="25.199cm" svg:height="16.407cm" svg:x="1.4cm" svg:y="4.507cm" presentation:class="outline">
          <draw:text-box>
            <text:list text:style-name="L6">
              <text:list-item>
                <text:p text:style-name="P10">M2 <text:span text:style-name="T7">type rules</text:span> prevent us from simply doing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8">IF (myName = yourName) OR (myName &lt; yourName) ..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7">The <text:span text:style-name="T8">Strings</text:span> library provides <text:span text:style-name="T7">comparison</text:span> functions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8">TYP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8">CompareResults = (less, equal, greater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Compare</text:span><text:span text:style-name="T8"> (s1, s2: ARRAY OF CHAR): CompareResults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Equal</text:span><text:span text:style-name="T8"> (s1, s2: ARRAY OF CHAR): BOOLEAN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12">How would you implement these?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8">Strings</text:span> has other handy procedures; go look</text:p>
              </text:list-item>
            </text:list>
            <text:list text:style-name="L6">
              <text:list-item>
                <text:list>
                  <text:list-item>
                    <text:p text:style-name="P18">Search and replace, extract substring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0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ryptography example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C<text:span text:style-name="T17">æ</text:span><text:span text:style-name="T18">sar </text:span><text:span text:style-name="T19">substitution cipher</text:span><text:span text:style-name="T18">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9">Key</text:span><text:span text:style-name="T18">: e.g., </text:span><text:span text:style-name="T20">QAZXSWEDCVFRTGBNHYUJMKIOLP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9">Cleartext</text:span><text:span text:style-name="T18">: input text to encryp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9">Ciphertext</text:span><text:span text:style-name="T18">: output encrypted tex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8">Encoding: replace each </text:span><text:span text:style-name="T19">letter</text:span><text:span text:style-name="T18"> in source with corresponding letter from code ke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8">Decoding: same, using the decode key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19">ROT13</text:span><text:span text:style-name="T18"> was an example of a substitution cipher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8">Key: </text:span><text:span text:style-name="T20">NOPQRSTUVWXYZABCDEFGHIJKLM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rite a <text:span text:style-name="T8">Substitution</text:span> cipher library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What public interface do we want for the library?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8">DEFINITION MODULE Substitution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8">TYPE </text:span><text:span text:style-name="T11">CodeString</text:span><text:span text:style-name="T8"> = ARRAY [0..25] OF CHAR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8">PROCEDURE </text:span><text:span text:style-name="T7">Encode</text:span><text:span text:style-name="T8"> (</text:span><text:span text:style-name="T21">src</text:span><text:span text:style-name="T8">: ARRAY OF CHAR;</text:span><text:span text:style-name="T8"><text:line-break/></text:span><text:span text:style-name="T8">VAR </text:span><text:span text:style-name="T21">dst</text:span><text:span text:style-name="T8">: ARRAY OF CHAR; </text:span><text:span text:style-name="T21">key</text:span><text:span text:style-name="T8">: </text:span><text:span text:style-name="T11">CodeString</text:span><text:span text:style-name="T8">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8">PROCEDURE </text:span><text:span text:style-name="T7">Decode</text:span><text:span text:style-name="T8"> (src: ARRAY OF CHAR;</text:span><text:span text:style-name="T8"><text:line-break/></text:span><text:span text:style-name="T8">VAR </text:span><text:span text:style-name="T21">dst</text:span><text:span text:style-name="T8">: ARRAY OF CHAR; </text:span><text:span text:style-name="T21">key</text:span><text:span text:style-name="T8">: </text:span><text:span text:style-name="T11">CodeString</text:span><text:span text:style-name="T8">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8">END Substitu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mplementing <text:span text:style-name="T8">Substitution</text:span>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In the implementation it is handy to have some helper functions for internal use: these will not be exported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IsLetter (ch: CHAR) : BOOLEAN;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(* check if it's a letter or some other character *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AlphaPos (ch: CHAR) : CARDINAL;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(* index of a letter in the range 0..25 *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DecodeKey (enckey: CodeString; deckey: CodeString);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(* create a decode key from an encoding key *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<text:span text:style-name="T22">Homework</text:span><text:span text:style-name="T1"> due Fri: 6.11 #28</text:span></text:p>
              </text:list-item>
            </text:list>
            <text:list text:style-name="L6">
              <text:list-item>
                <text:p text:style-name="P10"><text:span text:style-name="T22">Quiz</text:span><text:span text:style-name="T1"> ch7 on Fri</text:span></text:p>
              </text:list-item>
            </text:list>
            <text:list text:style-name="L6">
              <text:list-item>
                <text:p text:style-name="P10"><text:span text:style-name="T22">Lab</text:span><text:span text:style-name="T1"> #6 next week: 7.14 #(22 / 32 / 37)</text:span></text:p>
              </text:list-item>
            </text:list>
            <text:list text:style-name="L6">
              <text:list-item>
                <text:p text:style-name="P10"><text:span text:style-name="T22">Reading</text:span><text:span text:style-name="T1">: through end of book for Fri</text:span></text:p>
              </text:list-item>
            </text:list>
            <text:list text:style-name="L6">
              <text:list-item>
                <text:p text:style-name="P10"><text:span text:style-name="T1">140 </text:span><text:span text:style-name="T22">Final</text:span><text:span text:style-name="T1"> next week W-Th (two parts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4" presentation:class="page"/>
          <draw:frame presentation:style-name="pr6" draw:text-style-name="P2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102cm" svg:stroke-color="#ffff00" draw:marker-start-width="0.457cm" draw:marker-start-center="false" draw:marker-end-width="0.457cm" draw:marker-end-center="false" draw:fill="none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fo:font-weight="bold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Win32 OpenOffice.org_project/680m125$Build-8947</meta:generator>
    <dc:title>CMPT14x Lecture</dc:title>
    <meta:initial-creator>Sean Ho</meta:initial-creator>
    <meta:creation-date>2005-08-16T14:05:12</meta:creation-date>
    <dc:creator>Sean Ho</dc:creator>
    <dc:date>2005-10-19T16:44:14</dc:date>
    <dc:language>en-US</dc:language>
    <meta:editing-cycles>346</meta:editing-cycles>
    <meta:editing-duration>P12DT8H4M55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